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"What's a merchant doing in a place like this?
We just go wherever there's a customer!!"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~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~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~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~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8:18:16+01:00</meta:creation-date>
    <dc:date>2020-02-08T18:1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